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bd5" officeooo:paragraph-rsid="00039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D ESP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09:42:15.928110379</meta:creation-date>
    <dc:date>2026-03-02T09:55:47.007544180</dc:date>
    <meta:editing-duration>PT3M19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24.2.7.2$Linux_X86_64 LibreOffice_project/420$Build-2</meta:generator>
  </office:meta>
</office:document-meta>
</file>